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2.2972in"/>
    </style:style>
    <style:style style:name="co3" style:family="table-column">
      <style:table-column-properties fo:break-before="auto" style:column-width="3.8736in"/>
    </style:style>
    <style:style style:name="co4" style:family="table-column">
      <style:table-column-properties fo:break-before="auto" style:column-width="1.2945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5.1807in"/>
    </style:style>
    <style:style style:name="co8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0.5516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_CASE_NUMBER</text:p>
          </table:table-cell>
          <table:table-cell office:value-type="string">
            <text:p>TEST SCENARIO DESCRIPTION</text:p>
          </table:table-cell>
          <table:table-cell office:value-type="string">
            <text:p>TEST CASE DESCRIPTION</text:p>
          </table:table-cell>
          <table:table-cell office:value-type="string">
            <text:p>Test Case Priority</text:p>
          </table:table-cell>
          <table:table-cell office:value-type="string">
            <text:p>Step</text:p>
          </table:table-cell>
          <table:table-cell office:value-type="string">
            <text:p>Step Description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 Validate card payment</text:p>
          </table:table-cell>
          <table:table-cell office:value-type="string">
            <text:p>To validate payment functionality with card details 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Select the payment type</text:p>
          </table:table-cell>
          <table:table-cell office:value-type="string">
            <text:p>in Drop down it should show list, need to select Card payment(Debit or Credit)</text:p>
          </table:table-cell>
          <table:table-cell office:value-type="string">
            <text:p>List is not Shown</text:p>
          </table:table-cell>
          <table:table-cell office:value-type="string">
            <text:p>K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Validate card payment</text:p>
          </table:table-cell>
          <table:table-cell office:value-type="string">
            <text:p>To validate payment functionality with card details 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Select the payment type</text:p>
          </table:table-cell>
          <table:table-cell office:value-type="string">
            <text:p>in Drop down it should show list, need to select Card payment(Debit or Credit)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Select The Card Type</text:p>
          </table:table-cell>
          <table:table-cell office:value-type="string">
            <text:p>It Should show the card type to choose like VISA or MASTER</text:p>
          </table:table-cell>
          <table:table-cell office:value-type="string">
            <text:p>No Shown</text:p>
          </table:table-cell>
          <table:table-cell office:value-type="string">
            <text:p>K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 Validate card payment</text:p>
          </table:table-cell>
          <table:table-cell office:value-type="string">
            <text:p>To validate payment functionality with in valid card details 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Select the payment type</text:p>
          </table:table-cell>
          <table:table-cell office:value-type="string">
            <text:p>in Drop down it should show list, need to select Card payment(Debit or Credit)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Select The Card Type</text:p>
          </table:table-cell>
          <table:table-cell office:value-type="string">
            <text:p>It Should show the card type to choose like VISA or MASTER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Check the with an invalid card number</text:p>
          </table:table-cell>
          <table:table-cell office:value-type="string">
            <text:p>card number should displayed mask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Check the with valid CVV</text:p>
          </table:table-cell>
          <table:table-cell office:value-type="string">
            <text:p>Cvv should be displayed mask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Check with valid expiry date</text:p>
          </table:table-cell>
          <table:table-cell office:value-type="string">
            <text:p>Expiry date should display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Click the payment proceed button</text:p>
          </table:table-cell>
          <table:table-cell office:value-type="string">
            <text:p>Button should enable for click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Click the payment proceed button</text:p>
          </table:table-cell>
          <table:table-cell office:value-type="string">
            <text:p>Error message should be display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 Validate card payment</text:p>
          </table:table-cell>
          <table:table-cell office:value-type="string">
            <text:p>To validate payment functionality with invalid CVV 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Select the payment type</text:p>
          </table:table-cell>
          <table:table-cell office:value-type="string">
            <text:p>in Drop down it should show list, need to select Card payment(Debit or Credit)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Select The Card Type</text:p>
          </table:table-cell>
          <table:table-cell office:value-type="string">
            <text:p>It Should show the card type to choose like VISA or MASTER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Check the with an valid card number</text:p>
          </table:table-cell>
          <table:table-cell office:value-type="string">
            <text:p>card number should displayed mask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4"/>
          <table:table-cell office:value-type="float" office:value="4">
            <text:p>4</text:p>
          </table:table-cell>
          <table:table-cell office:value-type="string">
            <text:p>Check the with invalid CVV</text:p>
          </table:table-cell>
          <table:table-cell office:value-type="string">
            <text:p>Cvv should be displayed mask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Check with valid expiry date</text:p>
          </table:table-cell>
          <table:table-cell office:value-type="string">
            <text:p>Expiry date should display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Click the payment proceed button</text:p>
          </table:table-cell>
          <table:table-cell office:value-type="string">
            <text:p>Button should enable for click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Click the payment proceed button</text:p>
          </table:table-cell>
          <table:table-cell office:value-type="string">
            <text:p>Error message should be display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 Validate card payment</text:p>
          </table:table-cell>
          <table:table-cell office:value-type="string">
            <text:p>To validate payment functionality with Past date as expiry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Select the payment type</text:p>
          </table:table-cell>
          <table:table-cell office:value-type="string">
            <text:p>in Drop down it should show list, need to select Card payment(Debit or Credit)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Select The Card Type</text:p>
          </table:table-cell>
          <table:table-cell office:value-type="string">
            <text:p>It Should show the card type to choose like VISA or MASTER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Check the with an valid card number</text:p>
          </table:table-cell>
          <table:table-cell office:value-type="string">
            <text:p>card number should displayed mask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Check the with valid CVV</text:p>
          </table:table-cell>
          <table:table-cell office:value-type="string">
            <text:p>Cvv should be displayed mask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Check with past date as expiry date</text:p>
          </table:table-cell>
          <table:table-cell office:value-type="string">
            <text:p>Expiry date should display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Click the payment proceed button</text:p>
          </table:table-cell>
          <table:table-cell office:value-type="string">
            <text:p>Button should enable for click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Click the payment proceed button</text:p>
          </table:table-cell>
          <table:table-cell office:value-type="string">
            <text:p>Error message should be display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 Validate card payment</text:p>
          </table:table-cell>
          <table:table-cell office:value-type="string">
            <text:p>To validate payment functionality with valid card details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Select the payment type</text:p>
          </table:table-cell>
          <table:table-cell office:value-type="string">
            <text:p>in Drop down it should show list, need to select Card payment(Debit or Credit)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Select The Card Type</text:p>
          </table:table-cell>
          <table:table-cell office:value-type="string">
            <text:p>It Should show the card type to choose like VISA or MASTER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Check the with an valid card number</text:p>
          </table:table-cell>
          <table:table-cell office:value-type="string">
            <text:p>card number should displayed mask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Check the with valid CVV</text:p>
          </table:table-cell>
          <table:table-cell office:value-type="string">
            <text:p>Cvv should be displayed mask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Check with valid <text:s/>expiry date</text:p>
          </table:table-cell>
          <table:table-cell office:value-type="string">
            <text:p>Expiry date should display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Click the payment proceed button</text:p>
          </table:table-cell>
          <table:table-cell office:value-type="string">
            <text:p>Button should enable for click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Click the payment proceed button</text:p>
          </table:table-cell>
          <table:table-cell office:value-type="string">
            <text:p>It Should redirect to Payment page and need to ask OTP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Give OTP and Do Payment</text:p>
          </table:table-cell>
          <table:table-cell office:value-type="string">
            <text:p>OTP should received by your mobile</text:p>
          </table:table-cell>
          <table:table-cell office:value-type="string">
            <text:p>OTP Not Received </text:p>
          </table:table-cell>
          <table:table-cell office:value-type="string">
            <text:p>K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 Validate card payment</text:p>
          </table:table-cell>
          <table:table-cell office:value-type="string">
            <text:p>To validate payment functionality with valid card details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Select the payment type</text:p>
          </table:table-cell>
          <table:table-cell office:value-type="string">
            <text:p>in Drop down it should show list, need to select Card payment(Debit or Credit)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Select The Card Type</text:p>
          </table:table-cell>
          <table:table-cell office:value-type="string">
            <text:p>It Should show the card type to choose like VISA or MASTER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Check the with an valid card number</text:p>
          </table:table-cell>
          <table:table-cell office:value-type="string">
            <text:p>card number should displayed mask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Check the with valid CVV</text:p>
          </table:table-cell>
          <table:table-cell office:value-type="string">
            <text:p>Cvv should be displayed masked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Check with valid <text:s/>expiry date</text:p>
          </table:table-cell>
          <table:table-cell office:value-type="string">
            <text:p>Expiry date should displayed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Click the payment proceed button</text:p>
          </table:table-cell>
          <table:table-cell office:value-type="string">
            <text:p>Button should enable for click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Click the payment proceed button</text:p>
          </table:table-cell>
          <table:table-cell office:value-type="string">
            <text:p>It Should redirect to Payment page and need to ask OTP 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Give OTP and Do Payment</text:p>
          </table:table-cell>
          <table:table-cell office:value-type="string">
            <text:p>OTP should received by your mobile</text:p>
          </table:table-cell>
          <table:table-cell office:value-type="string">
            <text:p>OTP RECEIVED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Click payment button</text:p>
          </table:table-cell>
          <table:table-cell office:value-type="string">
            <text:p>Enable the payment button for do pay</text:p>
          </table:table-cell>
          <table:table-cell office:value-type="string">
            <text:p>As Expected as is</text:p>
          </table:table-cell>
          <table:table-cell office:value-type="string">
            <text:p>OK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6">03/26/2021</text:date>, <text:time>08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ndharaj </meta:initial-creator>
    <meta:creation-date>2021-03-26T07:08:03.20</meta:creation-date>
    <dc:date>2021-03-26T08:42:59.25</dc:date>
    <dc:creator>Anandharaj </dc:creator>
    <meta:editing-duration>PT32M52S</meta:editing-duration>
    <meta:editing-cycles>1</meta:editing-cycles>
    <meta:document-statistic meta:table-count="3" meta:cell-count="242" meta:object-count="0"/>
    <meta:generator>OpenOffice/4.1.7$Win32 OpenOffice.org_project/417m1$Build-9800</meta:generator>
  </office:meta>
</office:document-meta>
</file>